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4846in" svg:y="0.5724in">
            <draw:object draw:notify-on-update-of-ranges="Sheet1.A2:Sheet1.A12 Sheet1.B2:Sheet1.B12 Sheet1.A2:Sheet1.A12 Sheet1.C2:Sheet1.C12 Sheet1.A2:Sheet1.A12 Sheet1.D2:Sheet1.D12 Sheet1.A2:Sheet1.A12 Sheet1.E2:Sheet1.E12 Sheet1.A2:Sheet1.A12 Sheet1.F2:Sheet1.F12 Sheet1.A2:Sheet1.A12 Sheet1.G2:Sheet1.G12 Sheet1.A2:Sheet1.A12 Sheet1.H2:Sheet1.H12 Sheet1.A2:Sheet1.A12 Sheet1.I2:Sheet1.I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78.15" calcext:value-type="float">
            <text:p>278.15</text:p>
          </table:table-cell>
          <table:table-cell office:value-type="float" office:value="283.15" calcext:value-type="float">
            <text:p>283.15</text:p>
          </table:table-cell>
          <table:table-cell office:value-type="float" office:value="293.15" calcext:value-type="float">
            <text:p>293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.15" calcext:value-type="float">
            <text:p>303.15</text:p>
          </table:table-cell>
          <table:table-cell office:value-type="float" office:value="323.15" calcext:value-type="float">
            <text:p>323.1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*EXP([.J2]/8.314*(1/[.$C$1]-1/[.$B$1]))" office:value-type="float" office:value="0.393614811913871" calcext:value-type="float">
            <text:p>0.3936148119</text:p>
          </table:table-cell>
          <table:table-cell office:value-type="float" office:value="0.642149414949694" calcext:value-type="float">
            <text:p>0.6421494149</text:p>
          </table:table-cell>
          <table:table-cell office:value-type="float" office:value="1.059953226779" calcext:value-type="float">
            <text:p>1.0599532268</text:p>
          </table:table-cell>
          <table:table-cell office:value-type="float" office:value="2.00420444705081" calcext:value-type="float">
            <text:p>2.0042044471</text:p>
          </table:table-cell>
          <table:table-cell table:formula="of:=[.E2]/EXP([.J2]/8.314*(1/298.15-1/[.$E$1]))" office:value-type="float" office:value="3.02857349731381" calcext:value-type="float">
            <text:p>3.0285734973</text:p>
          </table:table-cell>
          <table:table-cell office:value-type="float" office:value="5.19484933885149" calcext:value-type="float">
            <text:p>5.1948493389</text:p>
          </table:table-cell>
          <table:table-cell office:value-type="float" office:value="18.02675740467" calcext:value-type="float">
            <text:p>18.0267574047</text:p>
          </table:table-cell>
          <table:table-cell table:formula="of:=[.H2]*EXP([.J2]/8.314*(1/[.$H$1]-1/[.$I$1]))" office:value-type="float" office:value="34.8984607187946" calcext:value-type="float">
            <text:p>34.8984607188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C3]*EXP([.J3]/8.314*(1/[.$C$1]-1/[.$B$1]))" office:value-type="float" office:value="0.393614811913871" calcext:value-type="float">
            <text:p>0.3936148119</text:p>
          </table:table-cell>
          <table:table-cell office:value-type="float" office:value="0.642149414949694" calcext:value-type="float">
            <text:p>0.6421494149</text:p>
          </table:table-cell>
          <table:table-cell office:value-type="float" office:value="1.059953226779" calcext:value-type="float">
            <text:p>1.0599532268</text:p>
          </table:table-cell>
          <table:table-cell office:value-type="float" office:value="2.00420444705081" calcext:value-type="float">
            <text:p>2.0042044471</text:p>
          </table:table-cell>
          <table:table-cell table:formula="of:=[.E3]/EXP([.J3]/8.314*(1/298.15-1/[.$E$1]))" office:value-type="float" office:value="3.02857349731381" calcext:value-type="float">
            <text:p>3.0285734973</text:p>
          </table:table-cell>
          <table:table-cell office:value-type="float" office:value="5.19484933885149" calcext:value-type="float">
            <text:p>5.1948493389</text:p>
          </table:table-cell>
          <table:table-cell office:value-type="float" office:value="18.02675740467" calcext:value-type="float">
            <text:p>18.0267574047</text:p>
          </table:table-cell>
          <table:table-cell table:formula="of:=[.H3]*EXP([.J3]/8.314*(1/[.$H$1]-1/[.$I$1]))" office:value-type="float" office:value="34.8984607187946" calcext:value-type="float">
            <text:p>34.8984607188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table:formula="of:=[.C4]*EXP([.J4]/8.314*(1/[.$C$1]-1/[.$B$1]))" office:value-type="float" office:value="0.393614811913871" calcext:value-type="float">
            <text:p>0.3936148119</text:p>
          </table:table-cell>
          <table:table-cell office:value-type="float" office:value="0.642149414949694" calcext:value-type="float">
            <text:p>0.6421494149</text:p>
          </table:table-cell>
          <table:table-cell office:value-type="float" office:value="1.059953226779" calcext:value-type="float">
            <text:p>1.0599532268</text:p>
          </table:table-cell>
          <table:table-cell office:value-type="float" office:value="2.00420444705081" calcext:value-type="float">
            <text:p>2.0042044471</text:p>
          </table:table-cell>
          <table:table-cell table:formula="of:=[.E4]/EXP([.J4]/8.314*(1/298.15-1/[.$E$1]))" office:value-type="float" office:value="3.02857349731381" calcext:value-type="float">
            <text:p>3.0285734973</text:p>
          </table:table-cell>
          <table:table-cell office:value-type="float" office:value="5.19484933885149" calcext:value-type="float">
            <text:p>5.1948493389</text:p>
          </table:table-cell>
          <table:table-cell office:value-type="float" office:value="18.02675740467" calcext:value-type="float">
            <text:p>18.0267574047</text:p>
          </table:table-cell>
          <table:table-cell table:formula="of:=[.H4]*EXP([.J4]/8.314*(1/[.$H$1]-1/[.$I$1]))" office:value-type="float" office:value="34.8984607187946" calcext:value-type="float">
            <text:p>34.8984607188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table:formula="of:=[.C5]*EXP([.J5]/8.314*(1/[.$C$1]-1/[.$B$1]))" office:value-type="float" office:value="0.476979165781056" calcext:value-type="float">
            <text:p>0.4769791658</text:p>
          </table:table-cell>
          <table:table-cell office:value-type="float" office:value="0.778151337243171" calcext:value-type="float">
            <text:p>0.7781513372</text:p>
          </table:table-cell>
          <table:table-cell office:value-type="float" office:value="1.15081789767269" calcext:value-type="float">
            <text:p>1.1508178977</text:p>
          </table:table-cell>
          <table:table-cell office:value-type="float" office:value="2.19449203122168" calcext:value-type="float">
            <text:p>2.1944920312</text:p>
          </table:table-cell>
          <table:table-cell table:formula="of:=[.E5]/EXP([.J5]/8.314*(1/298.15-1/[.$E$1]))" office:value-type="float" office:value="3.31611897958024" calcext:value-type="float">
            <text:p>3.3161189796</text:p>
          </table:table-cell>
          <table:table-cell office:value-type="float" office:value="6.38044450570257" calcext:value-type="float">
            <text:p>6.3804445057</text:p>
          </table:table-cell>
          <table:table-cell office:value-type="float" office:value="20.699467442032" calcext:value-type="float">
            <text:p>20.699467442</text:p>
          </table:table-cell>
          <table:table-cell table:formula="of:=[.H5]*EXP([.J5]/8.314*(1/[.$H$1]-1/[.$I$1]))" office:value-type="float" office:value="40.072628438356" calcext:value-type="float">
            <text:p>40.0726284384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table:formula="of:=[.C6]*EXP([.J6]/8.314*(1/[.$C$1]-1/[.$B$1]))" office:value-type="float" office:value="0.584320487003498" calcext:value-type="float">
            <text:p>0.584320487</text:p>
          </table:table-cell>
          <table:table-cell office:value-type="float" office:value="0.953269662409251" calcext:value-type="float">
            <text:p>0.9532696624</text:p>
          </table:table-cell>
          <table:table-cell office:value-type="float" office:value="1.3273623985047" calcext:value-type="float">
            <text:p>1.3273623985</text:p>
          </table:table-cell>
          <table:table-cell office:value-type="float" office:value="2.75532593123684" calcext:value-type="float">
            <text:p>2.7553259312</text:p>
          </table:table-cell>
          <table:table-cell table:formula="of:=[.E6]/EXP([.J6]/8.314*(1/298.15-1/[.$E$1]))" office:value-type="float" office:value="4.16360072650504" calcext:value-type="float">
            <text:p>4.1636007265</text:p>
          </table:table-cell>
          <table:table-cell office:value-type="float" office:value="9.09337039661104" calcext:value-type="float">
            <text:p>9.0933703966</text:p>
          </table:table-cell>
          <table:table-cell office:value-type="float" office:value="23.3347633280635" calcext:value-type="float">
            <text:p>23.3347633281</text:p>
          </table:table-cell>
          <table:table-cell table:formula="of:=[.H6]*EXP([.J6]/8.314*(1/[.$H$1]-1/[.$I$1]))" office:value-type="float" office:value="45.1743651454383" calcext:value-type="float">
            <text:p>45.1743651454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table:formula="of:=[.C7]*EXP([.J7]/8.314*(1/[.$C$1]-1/[.$B$1]))" office:value-type="float" office:value="0.682878375178764" calcext:value-type="float">
            <text:p>0.6828783752</text:p>
          </table:table-cell>
          <table:table-cell office:value-type="float" office:value="1.1140585563096" calcext:value-type="float">
            <text:p>1.1140585563</text:p>
          </table:table-cell>
          <table:table-cell office:value-type="float" office:value="1.52818387029313" calcext:value-type="float">
            <text:p>1.5281838703</text:p>
          </table:table-cell>
          <table:table-cell office:value-type="float" office:value="2.99880919876255" calcext:value-type="float">
            <text:p>2.9988091988</text:p>
          </table:table-cell>
          <table:table-cell table:formula="of:=[.E7]/EXP([.J7]/8.314*(1/298.15-1/[.$E$1]))" office:value-type="float" office:value="4.53153074090692" calcext:value-type="float">
            <text:p>4.5315307409</text:p>
          </table:table-cell>
          <table:table-cell office:value-type="float" office:value="14.9525806888343" calcext:value-type="float">
            <text:p>14.9525806888</text:p>
          </table:table-cell>
          <table:table-cell office:value-type="float" office:value="25.3224328921218" calcext:value-type="float">
            <text:p>25.3224328921</text:p>
          </table:table-cell>
          <table:table-cell office:value-type="float" office:value="50" calcext:value-type="float">
            <text:p>5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table:formula="of:=[.C8]*EXP([.J8]/8.314*(1/[.$C$1]-1/[.$B$1]))" office:value-type="float" office:value="0.597424152893978" calcext:value-type="float">
            <text:p>0.5974241529</text:p>
          </table:table-cell>
          <table:table-cell office:value-type="float" office:value="0.974647189703902" calcext:value-type="float">
            <text:p>0.9746471897</text:p>
          </table:table-cell>
          <table:table-cell office:value-type="float" office:value="1.54107252369599" calcext:value-type="float">
            <text:p>1.5410725237</text:p>
          </table:table-cell>
          <table:table-cell office:value-type="float" office:value="3.67630770149868" calcext:value-type="float">
            <text:p>3.6763077015</text:p>
          </table:table-cell>
          <table:table-cell table:formula="of:=[.E8]/EXP([.J8]/8.314*(1/298.15-1/[.$E$1]))" office:value-type="float" office:value="5.55530554236281" calcext:value-type="float">
            <text:p>5.5553055424</text:p>
          </table:table-cell>
          <table:table-cell office:value-type="float" office:value="8.28113017046348" calcext:value-type="float">
            <text:p>8.2811301705</text:p>
          </table:table-cell>
          <table:table-cell office:value-type="float" office:value="36.1378773568645" calcext:value-type="float">
            <text:p>36.1378773569</text:p>
          </table:table-cell>
          <table:table-cell table:formula="of:=[.H8]*EXP([.J8]/8.314*(1/[.$H$1]-1/[.$I$1]))" office:value-type="float" office:value="69.9602410510302" calcext:value-type="float">
            <text:p>69.960241051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table:formula="of:=[.C9]*EXP([.J9]/8.314*(1/[.$C$1]-1/[.$B$1]))" office:value-type="float" office:value="0.597424152893978" calcext:value-type="float">
            <text:p>0.5974241529</text:p>
          </table:table-cell>
          <table:table-cell office:value-type="float" office:value="0.974647189703902" calcext:value-type="float">
            <text:p>0.9746471897</text:p>
          </table:table-cell>
          <table:table-cell office:value-type="float" office:value="1.54107252369599" calcext:value-type="float">
            <text:p>1.5410725237</text:p>
          </table:table-cell>
          <table:table-cell office:value-type="float" office:value="3.67630770149868" calcext:value-type="float">
            <text:p>3.6763077015</text:p>
          </table:table-cell>
          <table:table-cell table:formula="of:=[.E9]/EXP([.J9]/8.314*(1/298.15-1/[.$E$1]))" office:value-type="float" office:value="5.55530554236281" calcext:value-type="float">
            <text:p>5.5553055424</text:p>
          </table:table-cell>
          <table:table-cell office:value-type="float" office:value="8.28113017046348" calcext:value-type="float">
            <text:p>8.2811301705</text:p>
          </table:table-cell>
          <table:table-cell office:value-type="float" office:value="36.1378773568645" calcext:value-type="float">
            <text:p>36.1378773569</text:p>
          </table:table-cell>
          <table:table-cell table:formula="of:=[.H9]*EXP([.J9]/8.314*(1/[.$H$1]-1/[.$I$1]))" office:value-type="float" office:value="69.9602410510302" calcext:value-type="float">
            <text:p>69.960241051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table:formula="of:=[.C10]*EXP([.J10]/8.314*(1/[.$C$1]-1/[.$B$1]))" office:value-type="float" office:value="0.597424152893978" calcext:value-type="float">
            <text:p>0.5974241529</text:p>
          </table:table-cell>
          <table:table-cell office:value-type="float" office:value="0.974647189703902" calcext:value-type="float">
            <text:p>0.9746471897</text:p>
          </table:table-cell>
          <table:table-cell office:value-type="float" office:value="1.54107252369599" calcext:value-type="float">
            <text:p>1.5410725237</text:p>
          </table:table-cell>
          <table:table-cell office:value-type="float" office:value="3.67630770149868" calcext:value-type="float">
            <text:p>3.6763077015</text:p>
          </table:table-cell>
          <table:table-cell table:formula="of:=[.E10]/EXP([.J10]/8.314*(1/298.15-1/[.$E$1]))" office:value-type="float" office:value="5.55530554236281" calcext:value-type="float">
            <text:p>5.5553055424</text:p>
          </table:table-cell>
          <table:table-cell office:value-type="float" office:value="8.28113017046348" calcext:value-type="float">
            <text:p>8.2811301705</text:p>
          </table:table-cell>
          <table:table-cell office:value-type="float" office:value="36.1378773568645" calcext:value-type="float">
            <text:p>36.1378773569</text:p>
          </table:table-cell>
          <table:table-cell table:formula="of:=[.H10]*EXP([.J10]/8.314*(1/[.$H$1]-1/[.$I$1]))" office:value-type="float" office:value="69.9602410510302" calcext:value-type="float">
            <text:p>69.960241051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formula="of:=[.C11]*EXP([.J11]/8.314*(1/[.$C$1]-1/[.$B$1]))" office:value-type="float" office:value="0.597424152893978" calcext:value-type="float">
            <text:p>0.5974241529</text:p>
          </table:table-cell>
          <table:table-cell office:value-type="float" office:value="0.974647189703902" calcext:value-type="float">
            <text:p>0.9746471897</text:p>
          </table:table-cell>
          <table:table-cell office:value-type="float" office:value="1.54107252369599" calcext:value-type="float">
            <text:p>1.5410725237</text:p>
          </table:table-cell>
          <table:table-cell office:value-type="float" office:value="3.67630770149868" calcext:value-type="float">
            <text:p>3.6763077015</text:p>
          </table:table-cell>
          <table:table-cell table:formula="of:=[.E11]/EXP([.J11]/8.314*(1/298.15-1/[.$E$1]))" office:value-type="float" office:value="5.55530554236281" calcext:value-type="float">
            <text:p>5.5553055424</text:p>
          </table:table-cell>
          <table:table-cell office:value-type="float" office:value="8.28113017046348" calcext:value-type="float">
            <text:p>8.2811301705</text:p>
          </table:table-cell>
          <table:table-cell office:value-type="float" office:value="36.1378773568645" calcext:value-type="float">
            <text:p>36.1378773569</text:p>
          </table:table-cell>
          <table:table-cell table:formula="of:=[.H11]*EXP([.J11]/8.314*(1/[.$H$1]-1/[.$I$1]))" office:value-type="float" office:value="69.9602410510302" calcext:value-type="float">
            <text:p>69.960241051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12]*EXP([.J12]/8.314*(1/[.$C$1]-1/[.$B$1]))" office:value-type="float" office:value="0.597424152893978" calcext:value-type="float">
            <text:p>0.5974241529</text:p>
          </table:table-cell>
          <table:table-cell office:value-type="float" office:value="0.974647189703902" calcext:value-type="float">
            <text:p>0.9746471897</text:p>
          </table:table-cell>
          <table:table-cell office:value-type="float" office:value="1.54107252369599" calcext:value-type="float">
            <text:p>1.5410725237</text:p>
          </table:table-cell>
          <table:table-cell office:value-type="float" office:value="3.67630770149868" calcext:value-type="float">
            <text:p>3.6763077015</text:p>
          </table:table-cell>
          <table:table-cell table:formula="of:=[.E12]/EXP([.J12]/8.314*(1/298.15-1/[.$E$1]))" office:value-type="float" office:value="5.55530554236281" calcext:value-type="float">
            <text:p>5.5553055424</text:p>
          </table:table-cell>
          <table:table-cell office:value-type="float" office:value="8.28113017046348" calcext:value-type="float">
            <text:p>8.2811301705</text:p>
          </table:table-cell>
          <table:table-cell office:value-type="float" office:value="36.1378773568645" calcext:value-type="float">
            <text:p>36.1378773569</text:p>
          </table:table-cell>
          <table:table-cell table:formula="of:=[.H12]*EXP([.J12]/8.314*(1/[.$H$1]-1/[.$I$1]))" office:value-type="float" office:value="69.9602410510302" calcext:value-type="float">
            <text:p>69.960241051</text:p>
          </table:table-cell>
          <table:table-cell office:value-type="float" office:value="60000" calcext:value-type="float">
            <text:p>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21:50:07.151957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8:34:03.504913457</meta:creation-date>
    <meta:editing-cycles>6</meta:editing-cycles>
    <meta:editing-duration>PT2M9S</meta:editing-duration>
    <dc:date>2016-07-31T21:51:12.775979216</dc:date>
    <meta:generator>LibreOffice/4.2.8.2$Linux_X86_64 LibreOffice_project/420m0$Build-2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Sheet1.A2:Sheet1.I12" svg:x="0.32cm" svg:y="0.18cm" svg:width="12.481cm" svg:height="8.64cm">
          <chartooo:coordinate-region svg:x="0.941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class="chart:scatter">
            <chart:data-point chart:repeated="11"/>
          </chart:series>
          <chart:series chart:style-name="ch8" chart:values-cell-range-address="Sheet1.D2:Sheet1.D12" chart:class="chart:scatter">
            <chart:data-point chart:repeated="11"/>
          </chart:series>
          <chart:series chart:style-name="ch9" chart:values-cell-range-address="Sheet1.E2:Sheet1.E12" chart:class="chart:scatter">
            <chart:data-point chart:repeated="11"/>
          </chart:series>
          <chart:series chart:style-name="ch10" chart:values-cell-range-address="Sheet1.F2:Sheet1.F12" chart:class="chart:scatter">
            <chart:data-point chart:repeated="11"/>
          </chart:series>
          <chart:series chart:style-name="ch11" chart:values-cell-range-address="Sheet1.G2:Sheet1.G12" chart:class="chart:scatter">
            <chart:data-point chart:repeated="11"/>
          </chart:series>
          <chart:series chart:style-name="ch12" chart:values-cell-range-address="Sheet1.H2:Sheet1.H12" chart:class="chart:scatter">
            <chart:data-point chart:repeated="11"/>
          </chart:series>
          <chart:series chart:style-name="ch13" chart:values-cell-range-address="Sheet1.I2:Sheet1.I1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393614811913871">
                <text:p>0.393614811913871</text:p>
                <draw:g>
                  <svg:desc>Sheet1.B2:Sheet1.B12</svg:desc>
                </draw:g>
              </table:table-cell>
              <table:table-cell office:value-type="float" office:value="0.642149414949694">
                <text:p>0.642149414949694</text:p>
                <draw:g>
                  <svg:desc>Sheet1.C2:Sheet1.C12</svg:desc>
                </draw:g>
              </table:table-cell>
              <table:table-cell office:value-type="float" office:value="1.059953226779">
                <text:p>1.059953226779</text:p>
                <draw:g>
                  <svg:desc>Sheet1.D2:Sheet1.D12</svg:desc>
                </draw:g>
              </table:table-cell>
              <table:table-cell office:value-type="float" office:value="2.00420444705081">
                <text:p>2.00420444705081</text:p>
                <draw:g>
                  <svg:desc>Sheet1.E2:Sheet1.E12</svg:desc>
                </draw:g>
              </table:table-cell>
              <table:table-cell office:value-type="float" office:value="3.02857349731381">
                <text:p>3.02857349731381</text:p>
                <draw:g>
                  <svg:desc>Sheet1.F2:Sheet1.F12</svg:desc>
                </draw:g>
              </table:table-cell>
              <table:table-cell office:value-type="float" office:value="5.19484933885149">
                <text:p>5.19484933885149</text:p>
                <draw:g>
                  <svg:desc>Sheet1.G2:Sheet1.G12</svg:desc>
                </draw:g>
              </table:table-cell>
              <table:table-cell office:value-type="float" office:value="18.02675740467">
                <text:p>18.02675740467</text:p>
                <draw:g>
                  <svg:desc>Sheet1.H2:Sheet1.H12</svg:desc>
                </draw:g>
              </table:table-cell>
              <table:table-cell office:value-type="float" office:value="34.8984607187946">
                <text:p>34.8984607187946</text:p>
                <draw:g>
                  <svg:desc>Sheet1.I2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393614811913871">
                <text:p>0.393614811913871</text:p>
              </table:table-cell>
              <table:table-cell office:value-type="float" office:value="0.642149414949694">
                <text:p>0.642149414949694</text:p>
              </table:table-cell>
              <table:table-cell office:value-type="float" office:value="1.059953226779">
                <text:p>1.059953226779</text:p>
              </table:table-cell>
              <table:table-cell office:value-type="float" office:value="2.00420444705081">
                <text:p>2.00420444705081</text:p>
              </table:table-cell>
              <table:table-cell office:value-type="float" office:value="3.02857349731381">
                <text:p>3.02857349731381</text:p>
              </table:table-cell>
              <table:table-cell office:value-type="float" office:value="5.19484933885149">
                <text:p>5.19484933885149</text:p>
              </table:table-cell>
              <table:table-cell office:value-type="float" office:value="18.02675740467">
                <text:p>18.02675740467</text:p>
              </table:table-cell>
              <table:table-cell office:value-type="float" office:value="34.8984607187946">
                <text:p>34.898460718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3">
                <text:p>0.753</text:p>
              </table:table-cell>
              <table:table-cell office:value-type="float" office:value="0.393614811913871">
                <text:p>0.393614811913871</text:p>
              </table:table-cell>
              <table:table-cell office:value-type="float" office:value="0.642149414949694">
                <text:p>0.642149414949694</text:p>
              </table:table-cell>
              <table:table-cell office:value-type="float" office:value="1.059953226779">
                <text:p>1.059953226779</text:p>
              </table:table-cell>
              <table:table-cell office:value-type="float" office:value="2.00420444705081">
                <text:p>2.00420444705081</text:p>
              </table:table-cell>
              <table:table-cell office:value-type="float" office:value="3.02857349731381">
                <text:p>3.02857349731381</text:p>
              </table:table-cell>
              <table:table-cell office:value-type="float" office:value="5.19484933885149">
                <text:p>5.19484933885149</text:p>
              </table:table-cell>
              <table:table-cell office:value-type="float" office:value="18.02675740467">
                <text:p>18.02675740467</text:p>
              </table:table-cell>
              <table:table-cell office:value-type="float" office:value="34.8984607187946">
                <text:p>34.8984607187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476979165781056">
                <text:p>0.476979165781056</text:p>
              </table:table-cell>
              <table:table-cell office:value-type="float" office:value="0.778151337243171">
                <text:p>0.778151337243171</text:p>
              </table:table-cell>
              <table:table-cell office:value-type="float" office:value="1.15081789767269">
                <text:p>1.15081789767269</text:p>
              </table:table-cell>
              <table:table-cell office:value-type="float" office:value="2.19449203122168">
                <text:p>2.19449203122168</text:p>
              </table:table-cell>
              <table:table-cell office:value-type="float" office:value="3.31611897958024">
                <text:p>3.31611897958024</text:p>
              </table:table-cell>
              <table:table-cell office:value-type="float" office:value="6.38044450570257">
                <text:p>6.38044450570257</text:p>
              </table:table-cell>
              <table:table-cell office:value-type="float" office:value="20.699467442032">
                <text:p>20.699467442032</text:p>
              </table:table-cell>
              <table:table-cell office:value-type="float" office:value="40.072628438356">
                <text:p>40.072628438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2">
                <text:p>0.532</text:p>
              </table:table-cell>
              <table:table-cell office:value-type="float" office:value="0.584320487003498">
                <text:p>0.584320487003498</text:p>
              </table:table-cell>
              <table:table-cell office:value-type="float" office:value="0.953269662409251">
                <text:p>0.953269662409251</text:p>
              </table:table-cell>
              <table:table-cell office:value-type="float" office:value="1.3273623985047">
                <text:p>1.3273623985047</text:p>
              </table:table-cell>
              <table:table-cell office:value-type="float" office:value="2.75532593123684">
                <text:p>2.75532593123684</text:p>
              </table:table-cell>
              <table:table-cell office:value-type="float" office:value="4.16360072650504">
                <text:p>4.16360072650504</text:p>
              </table:table-cell>
              <table:table-cell office:value-type="float" office:value="9.09337039661104">
                <text:p>9.09337039661104</text:p>
              </table:table-cell>
              <table:table-cell office:value-type="float" office:value="23.3347633280635">
                <text:p>23.3347633280635</text:p>
              </table:table-cell>
              <table:table-cell office:value-type="float" office:value="45.1743651454383">
                <text:p>45.1743651454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">
                <text:p>0.422</text:p>
              </table:table-cell>
              <table:table-cell office:value-type="float" office:value="0.682878375178764">
                <text:p>0.682878375178764</text:p>
              </table:table-cell>
              <table:table-cell office:value-type="float" office:value="1.1140585563096">
                <text:p>1.1140585563096</text:p>
              </table:table-cell>
              <table:table-cell office:value-type="float" office:value="1.52818387029313">
                <text:p>1.52818387029313</text:p>
              </table:table-cell>
              <table:table-cell office:value-type="float" office:value="2.99880919876255">
                <text:p>2.99880919876255</text:p>
              </table:table-cell>
              <table:table-cell office:value-type="float" office:value="4.53153074090692">
                <text:p>4.53153074090692</text:p>
              </table:table-cell>
              <table:table-cell office:value-type="float" office:value="14.9525806888343">
                <text:p>14.9525806888343</text:p>
              </table:table-cell>
              <table:table-cell office:value-type="float" office:value="25.3224328921218">
                <text:p>25.32243289212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7">
                <text:p>0.317</text:p>
              </table:table-cell>
              <table:table-cell office:value-type="float" office:value="0.597424152893978">
                <text:p>0.597424152893978</text:p>
              </table:table-cell>
              <table:table-cell office:value-type="float" office:value="0.974647189703902">
                <text:p>0.974647189703902</text:p>
              </table:table-cell>
              <table:table-cell office:value-type="float" office:value="1.54107252369599">
                <text:p>1.54107252369599</text:p>
              </table:table-cell>
              <table:table-cell office:value-type="float" office:value="3.67630770149868">
                <text:p>3.67630770149868</text:p>
              </table:table-cell>
              <table:table-cell office:value-type="float" office:value="5.55530554236281">
                <text:p>5.55530554236281</text:p>
              </table:table-cell>
              <table:table-cell office:value-type="float" office:value="8.28113017046348">
                <text:p>8.28113017046348</text:p>
              </table:table-cell>
              <table:table-cell office:value-type="float" office:value="36.1378773568645">
                <text:p>36.1378773568645</text:p>
              </table:table-cell>
              <table:table-cell office:value-type="float" office:value="69.9602410510302">
                <text:p>69.9602410510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7">
                <text:p>0.207</text:p>
              </table:table-cell>
              <table:table-cell office:value-type="float" office:value="0.597424152893978">
                <text:p>0.597424152893978</text:p>
              </table:table-cell>
              <table:table-cell office:value-type="float" office:value="0.974647189703902">
                <text:p>0.974647189703902</text:p>
              </table:table-cell>
              <table:table-cell office:value-type="float" office:value="1.54107252369599">
                <text:p>1.54107252369599</text:p>
              </table:table-cell>
              <table:table-cell office:value-type="float" office:value="3.67630770149868">
                <text:p>3.67630770149868</text:p>
              </table:table-cell>
              <table:table-cell office:value-type="float" office:value="5.55530554236281">
                <text:p>5.55530554236281</text:p>
              </table:table-cell>
              <table:table-cell office:value-type="float" office:value="8.28113017046348">
                <text:p>8.28113017046348</text:p>
              </table:table-cell>
              <table:table-cell office:value-type="float" office:value="36.1378773568645">
                <text:p>36.1378773568645</text:p>
              </table:table-cell>
              <table:table-cell office:value-type="float" office:value="69.9602410510302">
                <text:p>69.9602410510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">
                <text:p>0.104</text:p>
              </table:table-cell>
              <table:table-cell office:value-type="float" office:value="0.597424152893978">
                <text:p>0.597424152893978</text:p>
              </table:table-cell>
              <table:table-cell office:value-type="float" office:value="0.974647189703902">
                <text:p>0.974647189703902</text:p>
              </table:table-cell>
              <table:table-cell office:value-type="float" office:value="1.54107252369599">
                <text:p>1.54107252369599</text:p>
              </table:table-cell>
              <table:table-cell office:value-type="float" office:value="3.67630770149868">
                <text:p>3.67630770149868</text:p>
              </table:table-cell>
              <table:table-cell office:value-type="float" office:value="5.55530554236281">
                <text:p>5.55530554236281</text:p>
              </table:table-cell>
              <table:table-cell office:value-type="float" office:value="8.28113017046348">
                <text:p>8.28113017046348</text:p>
              </table:table-cell>
              <table:table-cell office:value-type="float" office:value="36.1378773568645">
                <text:p>36.1378773568645</text:p>
              </table:table-cell>
              <table:table-cell office:value-type="float" office:value="69.9602410510302">
                <text:p>69.9602410510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">
                <text:p>0.065</text:p>
              </table:table-cell>
              <table:table-cell office:value-type="float" office:value="0.597424152893978">
                <text:p>0.597424152893978</text:p>
              </table:table-cell>
              <table:table-cell office:value-type="float" office:value="0.974647189703902">
                <text:p>0.974647189703902</text:p>
              </table:table-cell>
              <table:table-cell office:value-type="float" office:value="1.54107252369599">
                <text:p>1.54107252369599</text:p>
              </table:table-cell>
              <table:table-cell office:value-type="float" office:value="3.67630770149868">
                <text:p>3.67630770149868</text:p>
              </table:table-cell>
              <table:table-cell office:value-type="float" office:value="5.55530554236281">
                <text:p>5.55530554236281</text:p>
              </table:table-cell>
              <table:table-cell office:value-type="float" office:value="8.28113017046348">
                <text:p>8.28113017046348</text:p>
              </table:table-cell>
              <table:table-cell office:value-type="float" office:value="36.1378773568645">
                <text:p>36.1378773568645</text:p>
              </table:table-cell>
              <table:table-cell office:value-type="float" office:value="69.9602410510302">
                <text:p>69.9602410510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597424152893978">
                <text:p>0.597424152893978</text:p>
              </table:table-cell>
              <table:table-cell office:value-type="float" office:value="0.974647189703902">
                <text:p>0.974647189703902</text:p>
              </table:table-cell>
              <table:table-cell office:value-type="float" office:value="1.54107252369599">
                <text:p>1.54107252369599</text:p>
              </table:table-cell>
              <table:table-cell office:value-type="float" office:value="3.67630770149868">
                <text:p>3.67630770149868</text:p>
              </table:table-cell>
              <table:table-cell office:value-type="float" office:value="5.55530554236281">
                <text:p>5.55530554236281</text:p>
              </table:table-cell>
              <table:table-cell office:value-type="float" office:value="8.28113017046348">
                <text:p>8.28113017046348</text:p>
              </table:table-cell>
              <table:table-cell office:value-type="float" office:value="36.1378773568645">
                <text:p>36.1378773568645</text:p>
              </table:table-cell>
              <table:table-cell office:value-type="float" office:value="69.9602410510302">
                <text:p>69.9602410510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